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22b5" officeooo:paragraph-rsid="001a22b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a22b5" officeooo:paragraph-rsid="001a22b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a22b5"/>
    </style:style>
    <style:style style:name="P4" style:family="paragraph" style:parent-style-name="Standard">
      <style:paragraph-properties fo:text-align="start" style:justify-single-word="false"/>
      <style:text-properties officeooo:paragraph-rsid="001e62a6"/>
    </style:style>
    <style:style style:name="P5" style:family="paragraph" style:parent-style-name="Standard">
      <style:text-properties fo:color="#000099"/>
    </style:style>
    <style:style style:name="P6" style:family="paragraph" style:parent-style-name="Standard">
      <style:paragraph-properties fo:text-align="center" style:justify-single-word="false"/>
      <style:text-properties fo:color="#000099" fo:font-size="20pt" fo:font-weight="bold" officeooo:rsid="001a22b5" officeooo:paragraph-rsid="001a22b5" style:font-size-asian="20pt" style:font-weight-asian="bold" style:font-size-complex="20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6pt" fo:font-weight="bold" officeooo:rsid="001a22b5" officeooo:paragraph-rsid="001a22b5" style:font-size-asian="16pt" style:font-weight-asian="bold" style:font-size-complex="16pt" style:font-weight-complex="bold"/>
    </style:style>
    <style:style style:name="P8" style:family="paragraph" style:parent-style-name="Preformatted_20_Text">
      <style:text-properties officeooo:paragraph-rsid="001b9788"/>
    </style:style>
    <style:style style:name="P9" style:family="paragraph" style:parent-style-name="Preformatted_20_Text">
      <style:text-properties fo:color="#800000" fo:font-size="13pt" style:font-size-asian="13pt" style:font-size-complex="13pt"/>
    </style:style>
    <style:style style:name="P10" style:family="paragraph" style:parent-style-name="Preformatted_20_Text">
      <style:text-properties fo:color="#800000" fo:font-size="18pt" style:font-size-asian="18pt" style:font-size-complex="18pt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1fa202"/>
    </style:style>
    <style:style style:name="T1" style:family="text">
      <style:text-properties fo:color="#800000"/>
    </style:style>
    <style:style style:name="T2" style:family="text">
      <style:text-properties fo:color="#800000" fo:font-size="13pt" style:font-size-asian="13pt" style:font-size-complex="13pt"/>
    </style:style>
    <style:style style:name="T3" style:family="text">
      <style:text-properties fo:color="#800000" fo:font-size="16pt" fo:font-weight="bold" officeooo:rsid="001a22b5" style:font-size-asian="16pt" style:font-weight-asian="bold" style:font-size-complex="16pt" style:font-weight-complex="bold"/>
    </style:style>
    <style:style style:name="T4" style:family="text">
      <style:text-properties fo:color="#800000" fo:font-size="18pt" style:font-size-asian="18pt" style:font-size-complex="18pt"/>
    </style:style>
    <style:style style:name="T5" style:family="text">
      <style:text-properties fo:color="#800000" fo:font-size="18pt" officeooo:rsid="001e62a6" style:font-size-asian="18pt" style:font-size-complex="18pt"/>
    </style:style>
    <style:style style:name="T6" style:family="text">
      <style:text-properties fo:color="#800000" fo:font-size="18pt" officeooo:rsid="001fa202" style:font-size-asian="18pt" style:font-size-complex="18pt"/>
    </style:style>
    <style:style style:name="T7" style:family="text">
      <style:text-properties fo:color="#800000" fo:font-size="18pt" officeooo:rsid="00213df4" style:font-size-asian="18pt" style:font-size-complex="18pt"/>
    </style:style>
    <style:style style:name="T8" style:family="text">
      <style:text-properties fo:color="#800000" fo:font-size="18pt" officeooo:rsid="0022bf99" style:font-size-asian="18pt" style:font-size-complex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6pt" fo:font-weight="bold" officeooo:rsid="001a22b5" style:font-size-asian="16pt" style:font-weight-asian="bold" style:font-size-complex="16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officeooo:rsid="001fa202" style:font-size-asian="18pt" style:font-size-complex="18pt"/>
    </style:style>
    <style:style style:name="T13" style:family="text">
      <style:text-properties fo:color="#801900"/>
    </style:style>
    <style:style style:name="T14" style:family="text">
      <style:text-properties fo:color="#801900" fo:font-size="18pt" officeooo:rsid="001fa202" style:font-size-asian="18pt" style:font-size-complex="18pt"/>
    </style:style>
    <style:style style:name="T15" style:family="text">
      <style:text-properties fo:color="#801900" fo:font-size="18pt" fo:font-weight="bold" officeooo:rsid="001fa202" style:font-size-asian="18pt" style:font-weight-asian="bold" style:font-size-complex="18pt" style:font-weight-complex="bold"/>
    </style:style>
    <style:style style:name="T16" style:family="text">
      <style:text-properties fo:color="#801900" fo:font-weight="bold" style:font-weight-asian="bold" style:font-weight-complex="bold"/>
    </style:style>
    <style:style style:name="T17" style:family="text">
      <style:text-properties fo:color="#801900" fo:font-weight="bold" officeooo:rsid="001fa202" style:font-weight-asian="bold" style:font-weight-complex="bold"/>
    </style:style>
    <style:style style:name="T18" style:family="text">
      <style:text-properties fo:color="#801900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801900" fo:font-size="20pt" fo:font-weight="bold" officeooo:rsid="001fa202" style:font-size-asian="20pt" style:font-weight-asian="bold" style:font-size-complex="20pt" style:font-weight-complex="bold"/>
    </style:style>
    <style:style style:name="T20" style:family="text">
      <style:text-properties fo:color="#801900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801900" fo:font-size="16pt" fo:font-weight="bold" officeooo:rsid="001fa202" style:font-size-asian="16pt" style:font-weight-asian="bold" style:font-size-complex="16pt" style:font-weight-complex="bold"/>
    </style:style>
    <style:style style:name="T22" style:family="text">
      <style:text-properties fo:color="#8019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801900" fo:font-size="14pt" fo:font-weight="bold" officeooo:rsid="001fa202" style:font-size-asian="14pt" style:font-weight-asian="bold" style:font-size-complex="14pt" style:font-weight-complex="bold"/>
    </style:style>
    <style:style style:name="T24" style:family="text">
      <style:text-properties fo:color="#801900" fo:font-size="14pt" fo:font-weight="bold" officeooo:rsid="001fdf2a" style:font-size-asian="14pt" style:font-weight-asian="bold" style:font-size-complex="14pt" style:font-weight-complex="bold"/>
    </style:style>
    <style:style style:name="T25" style:family="text">
      <style:text-properties fo:color="#000000" fo:font-size="18pt" style:font-size-asian="18pt" style:font-size-complex="18pt"/>
    </style:style>
    <style:style style:name="T26" style:family="text">
      <style:text-properties fo:color="#000000" fo:font-size="18pt" officeooo:rsid="00213df4" style:font-size-asian="18pt" style:font-size-complex="18pt"/>
    </style:style>
    <style:style style:name="T27" style:family="text">
      <style:text-properties fo:color="#000099"/>
    </style:style>
    <style:style style:name="T28" style:family="text">
      <style:text-properties fo:color="#000099" fo:font-size="13pt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thod Overloading</text:p>
      <text:p text:style-name="P1"/>
      <text:p text:style-name="P1"/>
      <text:p text:style-name="P4"><text:span text:style-name="T10">in Python, method overloading is not possible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4">class A:</text:span></text:span></text:p>
      <text:p text:style-name="Preformatted_20_Text"><text:span text:style-name="Source_20_Text"><text:span text:style-name="T4"><text:s text:c="4"/>def </text:span></text:span><text:span text:style-name="Source_20_Text"><text:span text:style-name="T5">test</text:span></text:span><text:span text:style-name="Source_20_Text"><text:span text:style-name="T4">(self,</text:span></text:span><text:span text:style-name="Source_20_Text"><text:span text:style-name="T7">i</text:span></text:span><text:span text:style-name="Source_20_Text"><text:span text:style-name="T4">): <text:s text:c="3"/></text:span></text:span></text:p>
      <text:p text:style-name="Preformatted_20_Text"><text:span text:style-name="Source_20_Text"><text:span text:style-name="T4"><text:s text:c="8"/>print 'first method',</text:span></text:span><text:span text:style-name="Source_20_Text"><text:span text:style-name="T8">i</text:span></text:span></text:p>
      <text:p text:style-name="Preformatted_20_Text"><text:span text:style-name="Source_20_Text"><text:span text:style-name="T4"><text:s text:c="4"/>def </text:span></text:span><text:span text:style-name="Source_20_Text"><text:span text:style-name="T5">test</text:span></text:span><text:span text:style-name="Source_20_Text"><text:span text:style-name="T4">(self, I,</text:span></text:span><text:span text:style-name="Source_20_Text"><text:span text:style-name="T7">j</text:span></text:span><text:span text:style-name="Source_20_Text"><text:span text:style-name="T4">):</text:span></text:span></text:p>
      <text:p text:style-name="Preformatted_20_Text"><text:span text:style-name="Source_20_Text"><text:span text:style-name="T4"><text:s text:c="8"/>print 'second method', I,</text:span></text:span><text:span text:style-name="Source_20_Text"><text:span text:style-name="T8">j</text:span></text:span></text:p>
      <text:p text:style-name="P10"/>
      <text:p text:style-name="Preformatted_20_Text"><text:span text:style-name="Source_20_Text"><text:span text:style-name="T4">ob=A()</text:span></text:span></text:p>
      <text:p text:style-name="P11"><text:span text:style-name="Source_20_Text"><text:span text:style-name="T4">ob.</text:span></text:span><text:span text:style-name="Source_20_Text"><text:span text:style-name="T5">test</text:span></text:span><text:span text:style-name="Source_20_Text"><text:span text:style-name="T4">(2,</text:span></text:span><text:span text:style-name="Source_20_Text"><text:span text:style-name="T8">5</text:span></text:span><text:span text:style-name="Source_20_Text"><text:span text:style-name="T4">)</text:span></text:span></text:p>
      <text:p text:style-name="P11"><text:span text:style-name="Source_20_Text"><text:span text:style-name="T4"/></text:span></text:p>
      <text:p text:style-name="P12"><text:span text:style-name="Source_20_Text"><text:span text:style-name="T6">that give::</text:span></text:span></text:p>
      <text:p text:style-name="P12"><text:span text:style-name="Source_20_Text"><text:span text:style-name="T6">Traceback (most recent call last):</text:span></text:span></text:p>
      <text:p text:style-name="Preformatted_20_Text"><text:span text:style-name="Source_20_Text"><text:s/></text:span><text:span text:style-name="Source_20_Text"><text:span text:style-name="T22"><text:s/>File "my.py", line 9, in &lt;module&gt;</text:span></text:span></text:p>
      <text:p text:style-name="Preformatted_20_Text"><text:span text:style-name="Source_20_Text"><text:span text:style-name="T22"><text:s text:c="4"/>ob.</text:span></text:span><text:span text:style-name="Source_20_Text"><text:span text:style-name="T24">test</text:span></text:span><text:span text:style-name="Source_20_Text"><text:span text:style-name="T22">()</text:span></text:span></text:p>
      <text:p text:style-name="P11"><text:span text:style-name="Source_20_Text"><text:span text:style-name="T22">TypeError: </text:span></text:span><text:span text:style-name="Source_20_Text"><text:span text:style-name="T24">test</text:span></text:span><text:span text:style-name="Source_20_Text"><text:span text:style-name="T22">() takes exactly 2 arguments (1 given)</text:span></text:span></text:p>
      <text:p text:style-name="P12"><text:span text:style-name="Source_20_Text"><text:span text:style-name="T23"/></text:span></text:p>
      <text:p text:style-name="P11"><text:span text:style-name="Source_20_Text"><text:span text:style-name="T25">This is because, Python understands the latest definition of method </text:span></text:span><text:span text:style-name="Source_20_Text"><text:span text:style-name="T26">test</text:span></text:span><text:span text:style-name="Source_20_Text"><text:span text:style-name="T25">() which takes only two arguments. Even though a method </text:span></text:span><text:span text:style-name="Source_20_Text"><text:span text:style-name="T26">test</text:span></text:span><text:span text:style-name="Source_20_Text"><text:span text:style-name="T25">() that takes care of three arguments exists, it didn’t get called. Hence you would be safe to say, overloading methods in Python is not supported</text:span></text:span></text:p>
      <text:p text:style-name="P3"><text:span text:style-name="Source_20_Text"><text:span text:style-name="T2"/>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6:51:09.848077227</meta:creation-date>
    <dc:date>2018-01-31T17:13:13.548150143</dc:date>
    <meta:editing-duration>PT22M1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93" meta:character-count="626" meta:non-whitespace-character-count="514"/>
  </office:meta>
</office:document-meta>
</file>